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MIS28</text:p></draw:rect><draw:rect text:anchor-type="paragraph" draw:z-index="3" draw:style-name="gr1" draw:text-style-name="P3" svg:width="3.652cm" svg:height="1.123cm" svg:x="13.425cm" svg:y="0.416cm"><text:p text:style-name="P3">13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Test Plan Document</text:p></draw:rect><draw:rect text:anchor-type="paragraph" draw:z-index="5" draw:style-name="gr1" draw:text-style-name="P3" svg:width="3.652cm" svg:height="1.123cm" svg:x="13.425cm" svg:y="0.55cm"><text:p text:style-name="P3">SE.17.T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4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File not in correct Latex format.</text:p><text:p text:style-name="P3">File unchanged in relation to notices on blackboard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MIS28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File written out in Latex &amp; changes made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8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8T14:02:28.27</dc:date>
    <meta:editing-duration>PT6H6M11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